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language="en" fo:country="US" officeooo:rsid="00120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nerate font</text:p>
      <text:p text:style-name="Standard"/>
      <text:p text:style-name="Standard"/>
      <text:p text:style-name="Standard">Open text file</text:p>
      <text:p text:style-name="Standard">clear text area</text:p>
      <text:p text:style-name="Standard"/>
      <text:p text:style-name="Standard">Text editing area:</text:p>
      <text:p text:style-name="Standard"/>
      <text:p text:style-name="Standard"/>
      <text:p text:style-name="Standard"/>
      <text:p text:style-name="Standard">//<text:span text:style-name="T1">buttons</text:span></text:p>
      <text:p text:style-name="Standard">Start generating</text:p>
      <text:p text:style-name="Standard">Generate English dot matrix font library</text:p>
      <text:p text:style-name="Standard">Generate national standard Chinese character library</text:p>
      <text:p text:style-name="Standard"/>
      <text:p text:style-name="Standard"/>
      <text:p text:style-name="Standard">Tip: The generated handwriting format will adopt your settings in the main window and options</text:p>
      <text:p text:style-name="Standard"/>
      <text:p text:style-name="Standard"/>
      <text:p text:style-name="Standard">an output file</text:p>
      <text:p text:style-name="Standard"/>
      <text:p text:style-name="Standard">Filter out spaces and repeated characters</text:p>
      <text:p text:style-name="Standard"/>
      <text:p text:style-name="Standard">√ Generate index file</text:p>
      <text:p text:style-name="Standard"/>
      <text:p text:style-name="Standard">Generate binary font file</text:p>
      <text:p text:style-name="Standard"/>
      <text:p text:style-name="Standard"/>
      <text:p text:style-name="Standard">Output order</text:p>
      <text:p text:style-name="Standard"/>
      <text:p text:style-name="Standard">Automatically sort in ascending order</text:p>
      <text:p text:style-name="Standard"/>
      <text:p text:style-name="Standard">keep original ord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2:33:13.128000000</meta:creation-date>
    <dc:date>2024-12-04T12:50:36.494000000</dc:date>
    <meta:editing-duration>PT6M42S</meta:editing-duration>
    <meta:editing-cycles>1</meta:editing-cycles>
    <meta:document-statistic meta:table-count="0" meta:image-count="0" meta:object-count="0" meta:page-count="1" meta:paragraph-count="16" meta:word-count="68" meta:character-count="439" meta:non-whitespace-character-count="387"/>
    <meta:generator>LibreOffice/24.8.3.2$Windows_X86_64 LibreOffice_project/48a6bac9e7e268aeb4c3483fcf825c94556d9f92</meta:generator>
  </office:meta>
</office:document-meta>
</file>